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Standard">
      <style:paragraph-properties fo:margin-left="0cm" fo:margin-right="0cm" fo:text-indent="0cm" style:auto-text-indent="false" style:page-number="auto"/>
    </style:style>
    <style:style style:name="P2" style:family="paragraph" style:parent-style-name="Standard" style:list-style-name="WWNum1">
      <style:paragraph-properties fo:margin-left="1.27cm" fo:margin-right="0cm" fo:margin-top="0cm" fo:margin-bottom="0cm" style:contextual-spacing="false" fo:line-height="11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size="9pt" style:font-size-asian="9pt" style:font-size-complex="9pt"/>
    </style:style>
    <style:style style:name="P3" style:family="paragraph" style:parent-style-name="Standard" style:list-style-name="WWNum1">
      <style:paragraph-properties fo:margin-left="2.54cm" fo:margin-right="0cm" fo:margin-top="0cm" fo:margin-bottom="0cm" style:contextual-spacing="false" fo:line-height="11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size="9pt" style:font-size-asian="9pt" style:font-size-complex="9pt"/>
    </style:style>
    <style:style style:name="P4" style:family="paragraph" style:parent-style-name="Standard" style:list-style-name="WWNum1">
      <style:paragraph-properties fo:margin-left="3.81cm" fo:margin-right="0cm" fo:margin-top="0cm" fo:margin-bottom="0cm" style:contextual-spacing="false" fo:line-height="11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size="9pt" style:font-size-asian="9pt" style:font-size-complex="9pt"/>
    </style:style>
    <style:style style:name="P5" style:family="paragraph" style:parent-style-name="Standard" style:list-style-name="WWNum1">
      <style:paragraph-properties fo:margin-left="3.81cm" fo:margin-right="0cm" fo:orphans="0" fo:widows="0" fo:text-indent="-0.635cm" style:auto-text-indent="false"/>
      <style:text-properties fo:font-size="9pt" style:font-size-asian="9pt" style:font-size-complex="9pt"/>
    </style:style>
    <style:style style:name="P6" style:family="paragraph" style:parent-style-name="Standard" style:list-style-name="WWNum1">
      <style:paragraph-properties fo:margin-left="2.54cm" fo:margin-right="0cm" fo:orphans="0" fo:widows="0" fo:text-indent="-0.635cm" style:auto-text-indent="false"/>
      <style:text-properties fo:font-size="9pt" style:font-size-asian="9pt" style:font-size-complex="9pt"/>
    </style:style>
    <style:style style:name="P7" style:family="paragraph" style:parent-style-name="Standard" style:list-style-name="WWNum1">
      <style:paragraph-properties fo:margin-left="1.27cm" fo:margin-right="0cm" fo:orphans="0" fo:widows="0" fo:text-indent="-0.635cm" style:auto-text-indent="false"/>
      <style:text-properties fo:font-size="9pt" style:font-size-asian="9pt" style:font-size-complex="9pt"/>
    </style:style>
    <style:style style:name="P8" style:family="paragraph" style:parent-style-name="Standard" style:list-style-name="WWNum1">
      <style:paragraph-properties fo:margin-left="5.08cm" fo:margin-right="0cm" fo:orphans="0" fo:widows="0" fo:text-indent="-0.635cm" style:auto-text-indent="false"/>
      <style:text-properties fo:font-size="9pt" style:font-size-asian="9pt" style:font-size-complex="9pt"/>
    </style:style>
    <style:style style:name="P9" style:family="paragraph" style:parent-style-name="Standard" style:list-style-name="WWNum1">
      <style:paragraph-properties fo:margin-left="5.08cm" fo:margin-right="0cm" fo:orphans="0" fo:widows="0" fo:text-indent="-0.635cm" style:auto-text-indent="false"/>
    </style:style>
    <style:style style:name="P10" style:family="paragraph" style:parent-style-name="Standard" style:list-style-name="WWNum1">
      <style:paragraph-properties fo:margin-left="6.35cm" fo:margin-right="0cm" fo:orphans="0" fo:widows="0" fo:text-indent="-0.635cm" style:auto-text-indent="false"/>
      <style:text-properties fo:font-size="9pt" style:font-size-asian="9pt" style:font-size-complex="9pt"/>
    </style:style>
    <style:style style:name="P11" style:family="paragraph" style:parent-style-name="Standard">
      <style:paragraph-properties fo:break-before="column"/>
    </style:style>
    <style:style style:name="P12" style:family="paragraph" style:parent-style-name="Standard" style:list-style-name="WWNum1">
      <style:text-properties fo:font-size="9pt" style:font-size-asian="9pt" style:font-size-complex="9pt"/>
    </style:style>
    <style:style style:name="P13" style:family="paragraph" style:parent-style-name="Standard" style:list-style-name="WWNum1">
      <style:paragraph-properties fo:margin-left="5.08cm" fo:margin-right="0cm" fo:text-indent="-0.635cm" style:auto-text-indent="false"/>
      <style:text-properties fo:font-size="9pt" style:font-size-asian="9pt" style:font-size-complex="9pt"/>
    </style:style>
    <style:style style:name="P14" style:family="paragraph" style:parent-style-name="Standard" style:list-style-name="WWNum1">
      <style:paragraph-properties fo:margin-left="5.08cm" fo:margin-right="0cm" fo:text-indent="-0.635cm" style:auto-text-indent="false"/>
    </style:style>
    <style:style style:name="P15" style:family="paragraph" style:parent-style-name="Standard" style:list-style-name="WWNum1">
      <style:paragraph-properties fo:margin-left="3.81cm" fo:margin-right="0cm" fo:orphans="0" fo:widows="0" fo:text-indent="-0.635cm" style:auto-text-indent="false"/>
    </style:style>
    <style:style style:name="P16" style:family="paragraph" style:parent-style-name="Standard" style:list-style-name="WWNum1">
      <style:paragraph-properties fo:margin-left="2.54cm" fo:margin-right="0cm" fo:orphans="0" fo:widows="0" fo:text-indent="-0.635cm" style:auto-text-indent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e372c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bookmark text:name="_vxmgccbe56ya"/>Quark</text:p>
        <text:list text:style-name="WWNum1">
          <text:list-item>
            <text:p text:style-name="P2">Setup</text:p>
            <text:list>
              <text:list-item>
                <text:p text:style-name="P3">Center</text:p>
                <text:list>
                  <text:list-item>
                    <text:p text:style-name="P4">Atoms, neutron and proton stack</text:p>
                  </text:list-item>
                  <text:list-item>
                    <text:p text:style-name="P4">Energy stack</text:p>
                  </text:list-item>
                  <text:list-item>
                    <text:p text:style-name="P4">Baryon draw pile + 3 open baryon cards</text:p>
                  </text:list-item>
                  <text:list-item>
                    <text:p text:style-name="P5">Meson draw pile + 3 open meson cards</text:p>
                  </text:list-item>
                  <text:list-item>
                    <text:p text:style-name="P5">Quark draw pile + 3 open quark cards</text:p>
                  </text:list-item>
                </text:list>
              </text:list-item>
              <text:list-item>
                <text:p text:style-name="P6">Each player</text:p>
                <text:list>
                  <text:list-item>
                    <text:p text:style-name="P5">5 quark cards</text:p>
                  </text:list-item>
                  <text:list-item>
                    <text:p text:style-name="P5">2 energy tokens</text:p>
                  </text:list-item>
                  <text:list-item>
                    <text:p text:style-name="P5">Reference card</text:p>
                  </text:list-item>
                </text:list>
              </text:list-item>
              <text:list-item>
                <text:p text:style-name="P6">1 start player token</text:p>
              </text:list-item>
            </text:list>
          </text:list-item>
          <text:list-item>
            <text:p text:style-name="P7">Goal</text:p>
            <text:list>
              <text:list-item>
                <text:p text:style-name="P6">Create (highest scoring) particles</text:p>
              </text:list-item>
              <text:list-item>
                <text:p text:style-name="P6">Atomic building blocks (proton and neutron) don’t score, but can be used to make an (high scoring) atom</text:p>
              </text:list-item>
            </text:list>
          </text:list-item>
          <text:list-item>
            <text:p text:style-name="P7">Rounds</text:p>
            <text:list>
              <text:list-item>
                <text:p text:style-name="P6">each player gets a turn, starting with start player</text:p>
                <text:list>
                  <text:list-item>
                    <text:p text:style-name="P5">2 actions</text:p>
                    <text:list>
                      <text:list-item>
                        <text:p text:style-name="P8">collect quarks, annihilating them for energy, decaying them and using them to create subatomic particles (see further)</text:p>
                      </text:list-item>
                      <text:list-item>
                        <text:p text:style-name="P9"><text:span text:style-name="T1">Can take the same action twice</text:span></text:p>
                      </text:list-item>
                    </text:list>
                  </text:list-item>
                  <text:list-item>
                    <text:p text:style-name="P5">(end of turn): discard until 7 cards (hand llimit) <text:s/>in hand</text:p>
                    <text:list>
                      <text:list-item>
                        <text:p text:style-name="P8">Decayed quarks (in front of player) do not count towards handlimit</text:p>
                      </text:list-item>
                    </text:list>
                  </text:list-item>
                </text:list>
              </text:list-item>
              <text:list-item>
                <text:p text:style-name="P6">End of game</text:p>
                <text:list>
                  <text:list-item>
                    <text:p text:style-name="P5"><text:s/>trigger is either of</text:p>
                    <text:list>
                      <text:list-item>
                        <text:p text:style-name="P8">One of the three draw decks is empty</text:p>
                      </text:list-item>
                      <text:list-item>
                        <text:p text:style-name="P8">A player creates</text:p>
                        <text:list>
                          <text:list-item>
                            <text:p text:style-name="P10">Beryllium in a 2 or 3 player game</text:p>
                          </text:list-item>
                          <text:list-item>
                            <text:p text:style-name="P10">Lithium in a 4 player game.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Round is continued (untill all players have had same number of turns)</text:p>
                  </text:list-item>
                </text:list>
              </text:list-item>
            </text:list>
          </text:list-item>
        </text:list>
        <text:p text:style-name="P11"/>
        <text:list text:continue-numbering="true" text:style-name="WWNum1">
          <text:list-item>
            <text:p text:style-name="P7">Actions</text:p>
            <text:list>
              <text:list-item>
                <text:p text:style-name="P6">Draw 1 quark card </text:p>
                <text:list>
                  <text:list-item>
                    <text:p text:style-name="P5">from the 3 face-up cards, or closed from the draw deck</text:p>
                  </text:list-item>
                  <text:list-item>
                    <text:p text:style-name="P5">Immediately replace open cards drawn</text:p>
                  </text:list-item>
                </text:list>
              </text:list-item>
              <text:list-item>
                <text:p text:style-name="P6">Discard 1 quark card, draw 2</text:p>
                <text:list>
                  <text:list-item>
                    <text:p text:style-name="P5">Open cards are replaced after the action, not after the first card draw</text:p>
                  </text:list-item>
                </text:list>
              </text:list-item>
              <text:list-item>
                <text:p text:style-name="P6">Decay</text:p>
                <text:list>
                  <text:list-item>
                    <text:p text:style-name="P12">Heavy quarks eligible for decay have upside down text at the bottom</text:p>
                  </text:list-item>
                  <text:list-item>
                    <text:p text:style-name="P12">Place the decayable quark card upside down in front of you</text:p>
                    <text:list>
                      <text:list-item>
                        <text:p text:style-name="P13">Obtain 1 energy</text:p>
                      </text:list-item>
                      <text:list-item>
                        <text:p text:style-name="P14"><text:span text:style-name="T1">Can be used as any one of the quarks listed on the top now</text:span></text:p>
                      </text:list-item>
                    </text:list>
                  </text:list-item>
                </text:list>
              </text:list-item>
              <text:list-item>
                <text:p text:style-name="P6">Annihilate</text:p>
                <text:list>
                  <text:list-item>
                    <text:p text:style-name="P5">Discard a (same flavour) quark &amp; anti-quark pair (Anti-quarks are identified by a bar above the quark symbol)</text:p>
                  </text:list-item>
                  <text:list-item>
                    <text:p text:style-name="P5">release and gain energy, heavier quark and anti-quarks pairs produce more energy (as indicated on the reference cards)</text:p>
                    <text:list>
                      <text:list-item>
                        <text:p text:style-name="P8">UP (2), DOWN (3), STRANGE(4), CHARMED (5), BOTTOM (6), and TOP (8).</text:p>
                      </text:list-item>
                      <text:list-item>
                        <text:p text:style-name="P8">player’s left and right <text:span text:style-name="T2">get one energy each</text:span> from the bank</text:p>
                      </text:list-item>
                    </text:list>
                  </text:list-item>
                  <text:list-item>
                    <text:p text:style-name="P5">draw a new quark blindly from the quark draw deck.</text:p>
                  </text:list-item>
                </text:list>
              </text:list-item>
              <text:list-item>
                <text:p text:style-name="P6">Create face-up Baryons or Mesons, or subatomic building blocks</text:p>
                <text:list>
                  <text:list-item>
                    <text:p text:style-name="P5">Discard the required quarks (indicated on the card)</text:p>
                    <text:list>
                      <text:list-item>
                        <text:p text:style-name="P8">For Baryons, neutrons and protons, you can also use 3 anti-quarks of the correct flavour, but</text:p>
                        <text:list>
                          <text:list-item>
                            <text:p text:style-name="P10">Either all 3 quark or all three anti-quark</text:p>
                          </text:list-item>
                          <text:list-item>
                            <text:p text:style-name="P10">Anti-matter is more rare, and useful for other actions</text:p>
                          </text:list-item>
                        </text:list>
                      </text:list-item>
                      <text:list-item>
                        <text:p text:style-name="P8">You can pay energy to transform 1 (only 1) of the quarks used in creation</text:p>
                        <text:list>
                          <text:list-item>
                            <text:p text:style-name="P10">Quarks can only be transformed upward</text:p>
                          </text:list-item>
                          <text:list-item>
                            <text:p text:style-name="P10">Energy cost is 1 energy per each step up (e.g. up to strange would cost 2 energy)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Take the Baryon or Meson card and put it face down in front of you</text:p>
                  </text:list-item>
                  <text:list-item>
                    <text:p text:style-name="P5">For neutrons or protons take the appropriate token</text:p>
                  </text:list-item>
                </text:list>
              </text:list-item>
            </text:list>
          </text:list-item>
          <text:list-item>
            <text:p text:style-name="P7">Scoring</text:p>
            <text:list>
              <text:list-item>
                <text:p text:style-name="P6">Points on created Baryons and Mesons</text:p>
              </text:list-item>
              <text:list-item>
                <text:p text:style-name="P6">Points for the highest level Atom you can create</text:p>
                <text:list>
                  <text:list-item>
                    <text:p text:style-name="P15"><text:span text:style-name="T1">For the game, energy doubles as electrons in atom building</text:span></text:p>
                    <text:list>
                      <text:list-item>
                        <text:p text:style-name="P8">E.g. for Helium you need 2 protons, 2 neutrons and 2 energy</text:p>
                      </text:list-item>
                    </text:list>
                  </text:list-item>
                  <text:list-item>
                    <text:p text:style-name="P5">Only the highest atom that can be made is scored (not lower ones, not multiple smaller atoms)</text:p>
                  </text:list-item>
                  <text:list-item>
                    <text:p text:style-name="P5">Extra, unused building blocks get no score</text:p>
                  </text:list-item>
                </text:list>
              </text:list-item>
              <text:list-item>
                <text:p text:style-name="P16"><text:span text:style-name="T1">1 Point for each left over energy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81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fo:font-size="9pt" style:text-underline-style="none"/>
    </style:style>
    <style:style style:name="ListLabel_20_3" style:display-name="ListLabel 3" style:family="text">
      <style:text-properties fo:font-size="9pt" style:text-underline-style="none"/>
    </style:style>
    <style:style style:name="ListLabel_20_4" style:display-name="ListLabel 4" style:family="text">
      <style:text-properties fo:font-size="9pt" style:text-underline-style="none"/>
    </style:style>
    <style:style style:name="ListLabel_20_5" style:display-name="ListLabel 5" style:family="text">
      <style:text-properties fo:font-size="9pt"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fo:font-size="10pt" style:text-underline-style="none" fo:font-weight="bold"/>
    </style:style>
    <style:style style:name="ListLabel_20_13" style:display-name="ListLabel 13" style:family="text">
      <style:text-properties fo:font-size="10pt" style:text-underline-style="none"/>
    </style:style>
    <style:style style:name="ListLabel_20_14" style:display-name="ListLabel 14" style:family="text">
      <style:text-properties fo:font-size="10pt"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0bdf1299c94fe897b119f97f3c613e9dca6be583</meta:generator>
    <dc:date>2025-06-01T03:21:12.251929165</dc:date>
    <dc:creator>Peter De Rijk</dc:creator>
    <meta:editing-duration>PT1M51S</meta:editing-duration>
    <meta:editing-cycles>1</meta:editing-cycles>
    <meta:document-statistic meta:table-count="0" meta:image-count="0" meta:object-count="0" meta:page-count="1" meta:paragraph-count="65" meta:word-count="567" meta:character-count="2812" meta:non-whitespace-character-count="2371"/>
  </office:meta>
</office:document-meta>
</file>